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3f5143" officeooo:paragraph-rsid="003f5143"/>
    </style:style>
    <style:style style:name="P2" style:family="paragraph" style:parent-style-name="Standard">
      <style:text-properties style:font-name="Arial" officeooo:rsid="00485955" officeooo:paragraph-rsid="00485955"/>
    </style:style>
    <style:style style:name="P3" style:family="paragraph" style:parent-style-name="Standard">
      <style:text-properties style:font-name="Arial" officeooo:rsid="00521b88" officeooo:paragraph-rsid="00521b88"/>
    </style:style>
    <style:style style:name="P4" style:family="paragraph" style:parent-style-name="Standard">
      <style:text-properties style:font-name="Arial" fo:font-style="normal" officeooo:rsid="0064c5d6" officeooo:paragraph-rsid="0064c5d6" style:font-style-asian="normal" style:font-style-complex="normal"/>
    </style:style>
    <style:style style:name="P5" style:family="paragraph" style:parent-style-name="Standard" style:list-style-name="L3">
      <style:text-properties style:font-name="Arial" fo:font-style="normal" officeooo:rsid="00661c80" officeooo:paragraph-rsid="00661c80" style:font-style-asian="normal" style:font-style-complex="normal"/>
    </style:style>
    <style:style style:name="P6" style:family="paragraph" style:parent-style-name="Standard" style:list-style-name="L3">
      <style:text-properties style:font-name="Arial" fo:font-style="normal" officeooo:rsid="00699d11" officeooo:paragraph-rsid="00699d11" style:font-style-asian="normal" style:font-style-complex="normal"/>
    </style:style>
    <style:style style:name="P7" style:family="paragraph" style:parent-style-name="Standard">
      <style:text-properties style:font-name="Arial" fo:font-style="normal" officeooo:rsid="00521b88" officeooo:paragraph-rsid="00521b88" style:font-style-asian="normal" style:font-style-complex="normal"/>
    </style:style>
    <style:style style:name="P8" style:family="paragraph" style:parent-style-name="Standard">
      <style:text-properties style:font-name="Arial" fo:font-style="normal" officeooo:rsid="0063e338" officeooo:paragraph-rsid="0063e338" style:font-style-asian="normal" style:font-style-complex="normal"/>
    </style:style>
    <style:style style:name="P9" style:family="paragraph" style:parent-style-name="Standard" style:list-style-name="L1">
      <style:text-properties style:font-name="Arial" officeooo:rsid="0052f12e" officeooo:paragraph-rsid="0052f12e"/>
    </style:style>
    <style:style style:name="P10" style:family="paragraph" style:parent-style-name="Standard" style:list-style-name="L1">
      <style:text-properties style:font-name="Arial" officeooo:rsid="0054ee39" officeooo:paragraph-rsid="0054ee39"/>
    </style:style>
    <style:style style:name="P11" style:family="paragraph" style:parent-style-name="Standard" style:list-style-name="L1">
      <style:text-properties style:font-name="Arial" officeooo:rsid="00560bc7" officeooo:paragraph-rsid="00560bc7"/>
    </style:style>
    <style:style style:name="P12" style:family="paragraph" style:parent-style-name="Standard" style:list-style-name="L1">
      <style:text-properties style:font-name="Arial" officeooo:rsid="0056a424" officeooo:paragraph-rsid="0056a424"/>
    </style:style>
    <style:style style:name="P13" style:family="paragraph" style:parent-style-name="Standard" style:list-style-name="L1">
      <style:text-properties style:font-name="Arial" officeooo:rsid="005bca60" officeooo:paragraph-rsid="005bca60"/>
    </style:style>
    <style:style style:name="P14" style:family="paragraph" style:parent-style-name="Standard" style:list-style-name="L1">
      <style:text-properties style:font-name="Arial" officeooo:rsid="005e95a0" officeooo:paragraph-rsid="005e95a0"/>
    </style:style>
    <style:style style:name="P15" style:family="paragraph" style:parent-style-name="Standard">
      <style:text-properties style:font-name="Arial" officeooo:rsid="005e95a0" officeooo:paragraph-rsid="005e95a0"/>
    </style:style>
    <style:style style:name="P16" style:family="paragraph" style:parent-style-name="Standard">
      <style:text-properties style:font-name="Arial" officeooo:rsid="006037bd" officeooo:paragraph-rsid="006037bd"/>
    </style:style>
    <style:style style:name="P17" style:family="paragraph" style:parent-style-name="Standard" style:list-style-name="L2">
      <style:text-properties style:font-name="Arial" officeooo:rsid="006037bd" officeooo:paragraph-rsid="006037bd"/>
    </style:style>
    <style:style style:name="P18" style:family="paragraph" style:parent-style-name="Standard">
      <style:text-properties style:font-name="Arial" officeooo:paragraph-rsid="006d878b"/>
    </style:style>
    <style:style style:name="P19" style:family="paragraph" style:parent-style-name="Standard">
      <style:text-properties style:font-name="Arial" officeooo:rsid="006dd01a" officeooo:paragraph-rsid="006dd01a"/>
    </style:style>
    <style:style style:name="P20" style:family="paragraph" style:parent-style-name="Standard">
      <style:text-properties style:font-name="Arial" officeooo:paragraph-rsid="006ea429"/>
    </style:style>
    <style:style style:name="P21" style:family="paragraph" style:parent-style-name="Standard" style:list-style-name="L7">
      <style:text-properties style:font-name="Arial" officeooo:paragraph-rsid="006ea429"/>
    </style:style>
    <style:style style:name="P22" style:family="paragraph" style:parent-style-name="Standard">
      <style:text-properties style:font-name="Arial" officeooo:rsid="0073249f" officeooo:paragraph-rsid="0073249f"/>
    </style:style>
    <style:style style:name="P23" style:family="paragraph" style:parent-style-name="Text_20_body" style:list-style-name="L7">
      <style:text-properties style:font-name="Arial" officeooo:paragraph-rsid="006ea429"/>
    </style:style>
    <style:style style:name="P24" style:family="paragraph" style:parent-style-name="Text_20_body" style:list-style-name="L9">
      <style:text-properties style:font-name="Arial"/>
    </style:style>
    <style:style style:name="P25" style:family="paragraph" style:parent-style-name="Text_20_body" style:list-style-name="L10">
      <style:text-properties style:font-name="Arial"/>
    </style:style>
    <style:style style:name="P26" style:family="paragraph" style:parent-style-name="Text_20_body" style:list-style-name="L11">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589b85" style:font-style-asian="normal" style:font-style-complex="normal"/>
    </style:style>
    <style:style style:name="T4" style:family="text">
      <style:text-properties fo:font-style="normal" officeooo:rsid="005a78d3" style:font-style-asian="normal" style:font-style-complex="normal"/>
    </style:style>
    <style:style style:name="T5" style:family="text">
      <style:text-properties fo:font-style="normal" officeooo:rsid="005caa42" style:font-style-asian="normal" style:font-style-complex="normal"/>
    </style:style>
    <style:style style:name="T6" style:family="text">
      <style:text-properties fo:font-style="normal" officeooo:rsid="005eecc2" style:font-style-asian="normal" style:font-style-complex="normal"/>
    </style:style>
    <style:style style:name="T7" style:family="text">
      <style:text-properties fo:font-style="normal" officeooo:rsid="006acf91" style:font-style-asian="normal" style:font-style-complex="normal"/>
    </style:style>
    <style:style style:name="T8" style:family="text">
      <style:text-properties style:font-name="Arial"/>
    </style:style>
    <style:style style:name="T9" style:family="text">
      <style:text-properties style:font-name="Arial" fo:font-style="normal" style:font-style-asian="normal" style:font-style-complex="normal"/>
    </style:style>
    <style:style style:name="T10" style:family="text">
      <style:text-properties style:font-name="Arial" fo:font-style="normal" officeooo:rsid="006acf91" style:font-style-asian="normal" style:font-style-complex="normal"/>
    </style:style>
    <style:style style:name="T11" style:family="text">
      <style:text-properties officeooo:rsid="0072f2a1"/>
    </style:style>
    <style:style style:name="T12" style:family="text">
      <style:text-properties officeooo:rsid="0074aab5"/>
    </style:style>
    <style:style style:name="T13" style:family="text">
      <style:text-properties officeooo:rsid="0075ce99"/>
    </style:style>
    <style:style style:name="T14" style:family="text">
      <style:text-properties officeooo:rsid="007699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dtgeographie</text:p>
      <text:p text:style-name="P1"/>
      <text:p text:style-name="P2"/>
      <text:p text:style-name="P3">AB: <text:span text:style-name="T1">„Stadtgeographie – die Wissenschaftliceh Perspktive“</text:span></text:p>
      <text:p text:style-name="P3"><text:span text:style-name="T1"/></text:p>
      <text:p text:style-name="P4">S.3:</text:p>
      <text:list xml:id="list4177525286" text:style-name="L3">
        <text:list-item>
          <text:p text:style-name="P5">Vergleichen sie die Stadtbegriffe der einzelnen Wissenschaftlichen Fachrichtungen.</text:p>
        </text:list-item>
        <text:list-item>
          <text:p text:style-name="P6"><text:span text:style-name="T11">Definieren</text:span> sie aus Ihrer sicht einen eigenen Stadtbegriff</text:p>
        </text:list-item>
      </text:list>
      <text:p text:style-name="P7"/>
      <text:p text:style-name="P18"><text:span text:style-name="T7">Antworten:</text:span></text:p>
      <text:p text:style-name="P19"><text:span text:style-name="T7">1</text:span><text:span text:style-name="T2">)</text:span></text:p>
      <text:p text:style-name="P20"><text:span text:style-name="T7">Die Stadtbegriffe der einzelnen wissenschaftlichen Fachrichtungen unterscheiden sich in Bezug auf den Schwerpunkt ihrer Betrachtung und die Methoden, die sie verwenden.</text:span></text:p>
      <text:list xml:id="list4115277918" text:style-name="L7">
        <text:list-item>
          <text:p text:style-name="P21">Der soziologische Stadtbegriff betrachtet die Stadt als ein soziales Phänomen und untersucht die sozialen Beziehungen und Interaktionen innerhalb der städtischen Gesellschaft. Es betrachtet auch die Auswirkungen von sozialer Klasse, Rasse, Geschlecht und Alter auf die Lebensbedingungen der städtischen Bevölkerung.</text:p>
        </text:list-item>
        <text:list-item>
          <text:p text:style-name="P23">Der ökologische Stadtbegriff betrachtet die Wechselwirkungen zwischen menschlichen Aktivitäten und natürlichen Ökosystemen innerhalb der Stadt. Es betrachtet auch die Auswirkungen von Urbanisierung auf die Umwelt und die Möglichkeiten, die Lebensqualität der Stadtbewohner durch ökologische Nachhaltigkeit zu verbessern.</text:p>
        </text:list-item>
        <text:list-item text:style-override="L9">
          <text:p text:style-name="P24">Der geographische Stadtbegriff betrachtet die räumlichen und funktionellen Merkmale der Stadt, einschließlich der Anordnung von Gebäuden, Straßen und öffentlichen Plätzen, sowie der Verkehrs- und Wirtschaftsbeziehungen innerhalb der Stadt und mit ihrer Umgebung.</text:p>
        </text:list-item>
        <text:list-item text:style-override="L10">
          <text:p text:style-name="P25">Der historische Stadtbegriff betrachtet die Entstehung und Entwicklung der Stadt im Laufe der Zeit, einschließlich politischer, wirtschaftlicher und kultureller Faktoren, die sie beeinflusst haben.</text:p>
        </text:list-item>
        <text:list-item text:style-override="L11">
          <text:p text:style-name="P26">Der statistische Stadtbegriff betrachtet <text:span text:style-name="T14">nur Die Einwohnerzahl bzw. Dichte, um eine Klare Grenze zwischen Stadt und Land zu ziehen. Dieser liegt in Deutschland bei 2000 Einwohnern.</text:span></text:p>
        </text:list-item>
      </text:list>
      <text:p text:style-name="P22">2)</text:p>
      <text:p text:style-name="P22"><text:span text:style-name="T12">eine Stadt ist </text:span><text:span text:style-name="T13">eine </text:span>durch ihre räumliche, funktionale und soziale Organisation gekennzeichnet ist und in der die Bewohner durch rechtliche Grundlagen und politische Entscheidungen reguliert werden. Es ist ein Ort, an dem Menschen in unterschiedlichen sozialen Schichten, ethnischen und religiösen Gruppen und verschiedenen Altersgruppen leben und arbeiten und in dem sie durch eine entsprechende Infrastruktur miteinander interagieren können. </text:p>
      <text:p text:style-name="P20"/>
      <text:p text:style-name="P3"><text:span text:style-name="T1"/></text:p>
      <text:p text:style-name="P8">S.9</text:p>
      <text:p text:style-name="P3"><text:span text:style-name="T2"/></text:p>
      <text:list xml:id="list4124311826" text:style-name="L1">
        <text:list-item>
          <text:p text:style-name="P9"><text:span text:style-name="T2">Erläutern sie Ihren Anspruche an den Städtischen Raum.</text:span></text:p>
        </text:list-item>
        <text:list-item>
          <text:p text:style-name="P10"><text:span text:style-name="T2">Vergleichen sie Ihre Ansprüche mit der Realität an Ihrem Wohn – bzw. Schulstandort.</text:span></text:p>
        </text:list-item>
        <text:list-item>
          <text:p text:style-name="P11"><text:soft-page-break/><text:span text:style-name="T2">vergleichen sie die Sichtweisen auf Berlin der Song-Texte un den Fotos auf Seite 7</text:span></text:p>
        </text:list-item>
        <text:list-item>
          <text:p text:style-name="P12"><text:span text:style-name="T2">Beurteilen sie, ob </text:span><text:span text:style-name="T3">die</text:span><text:span text:style-name="T2"> geographischen Perspektiven von Heinz Heineberg heutige deutsche Städte noch eindeutig definiert</text:span><text:span text:style-name="T4">.</text:span></text:p>
        </text:list-item>
        <text:list-item>
          <text:p text:style-name="P13"><text:span text:style-name="T4">L</text:span><text:span text:style-name="T2">änder unterscheiden sich in Reifegrad ihres </text:span><text:span text:style-name="T5">Verstädterungsprozesses. Erklären sie diese Aussage</text:span></text:p>
        </text:list-item>
        <text:list-item>
          <text:p text:style-name="P14"><text:span text:style-name="T5">N</text:span><text:span text:style-name="T2">ehmen sie Stellung zum Begriff des Stadt-Land-Kontinuums der Geographen Axel Borsdorf und Oliver Bender</text:span></text:p>
        </text:list-item>
        <text:list-item>
          <text:p text:style-name="P14"><text:span text:style-name="T2">„</text:span><text:span text:style-name="T6">Die meisten Städte haben sich ohne Plan oder gar einem Ziel entwickelt“. Nehmen sie Stellung zu dieser These.</text:span></text:p>
        </text:list-item>
      </text:list>
      <text:p text:style-name="P15"><text:span text:style-name="T6"/></text:p>
      <text:p text:style-name="P16"><text:span text:style-name="T6">A</text:span><text:span text:style-name="T2">ntworten:</text:span></text:p>
      <text:p text:style-name="P16"><text:span text:style-name="T2"/></text:p>
      <text:list xml:id="list3123176552" text:style-name="L2">
        <text:list-item>
          <text:p text:style-name="P17"><text:span text:style-name="T2">Ansprüche können aus subjektiver, wissenschaftlicher oder planerischer Perspektive betrachtet werden. Aus der subjektiven Perspektive sieht jeder Mensch die Stadt aus seinem eigenen Erfahrungsraum und prägt so seinen eigenen Stadtbegriff. Aus wissenschaftlicher Perspektive betrachten verschiedene Fachdisziplinen die Stadt aus unterschiedlichen Blickwinkeln, z.B. Statistiker betrachten Einwohnerzahlen, Historiker betrachten Rechtsgrundlagen, Soziologen betrachten die städtische Gesellschaft, Ökonomen betrachten Städte als Wirtschaftsstandorte und Geographen betrachten die räumlichen und funktionellen Merkmale. Aus planerischer Perspektive wird die Stadt durch politische Entscheidungen gestaltet und umgesetzt.</text:span></text:p>
        </text:list-item>
        <text:list-item>
          <text:p text:style-name="P17"><text:span text:style-name="T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3T10:54:33.761000000</dc:date>
    <meta:editing-duration>PT1H49M1S</meta:editing-duration>
    <meta:editing-cycles>52</meta:editing-cycles>
    <meta:generator>LibreOffice/7.1.0.3$Windows_X86_64 LibreOffice_project/f6099ecf3d29644b5008cc8f48f42f4a40986e4c</meta:generator>
    <meta:document-statistic meta:table-count="0" meta:image-count="0" meta:object-count="0" meta:page-count="2" meta:paragraph-count="26" meta:word-count="450" meta:character-count="3519" meta:non-whitespace-character-count="3107"/>
  </office:meta>
</office:document-meta>
</file>